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EFC5B24.png" manifest:media-type=""/>
  <manifest:file-entry manifest:full-path="Pictures/10000000000000B00000002A6E8E0BC3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791d" officeooo:paragraph-rsid="0008791d"/>
    </style:style>
    <style:style style:name="P2" style:family="paragraph" style:parent-style-name="Standard">
      <style:text-properties style:font-name="Helvetica" fo:font-size="8pt" officeooo:rsid="0018d777" officeooo:paragraph-rsid="0008791d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P5" style:family="paragraph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P11" style:family="paragraph">
      <style:paragraph-properties fo:text-align="center"/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text-align="center"/>
      <style:text-properties fo:color="#ff3300" style:font-name="Helvetica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P14" style:family="paragraph">
      <style:paragraph-properties fo:text-align="center"/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>
      <style:paragraph-properties fo:text-align="center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6" style:family="paragraph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P17" style:family="paragraph">
      <style:text-properties fo:color="#3399ff" style:font-name="Helvetica" fo:font-size="16pt" fo:font-weight="bold" style:font-size-asian="16pt" style:font-weight-asian="bold" style:font-size-complex="16pt" style:font-weight-complex="bold"/>
    </style:style>
    <style:style style:name="P18" style:family="paragraph">
      <style:text-properties fo:color="#ffffff" style:font-name="Helvetica" fo:font-size="8pt" style:font-size-asian="8pt" style:font-size-complex="8pt"/>
    </style:style>
    <style:style style:name="P19" style:family="paragraph">
      <style:paragraph-properties fo:text-align="end"/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P20" style:family="paragraph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P21" style:family="paragraph">
      <style:text-properties style:font-name="Helvetica" fo:font-size="8pt" style:font-size-asian="8pt" style:font-size-complex="8pt"/>
    </style:style>
    <style:style style:name="P22" style:family="paragraph">
      <style:text-properties style:font-name="Helvetica" fo:font-size="8pt" fo:font-weight="bold" style:font-size-asian="8pt" style:font-weight-asian="bold" style:font-size-complex="8pt" style:font-weight-complex="bold"/>
    </style:style>
    <style:style style:name="P23" style:family="paragraph">
      <style:paragraph-properties fo:text-align="start"/>
    </style:style>
    <style:style style:name="P24" style:family="paragraph">
      <style:paragraph-properties fo:text-align="start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25" style:family="paragraph">
      <style:paragraph-properties fo:text-align="start"/>
      <style:text-properties fo:color="#808080" style:font-name="Helvetic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6" style:family="paragraph">
      <style:paragraph-properties fo:text-align="start"/>
      <style:text-properties fo:color="#333333" style:font-name="Helvetica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7" style:family="paragraph">
      <style:paragraph-properties fo:text-align="center"/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P28" style:family="paragraph">
      <style:paragraph-properties fo:text-align="center"/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P29" style:family="paragraph">
      <style:paragraph-properties fo:text-align="center"/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P30" style:family="paragraph">
      <style:paragraph-properties fo:text-align="center"/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P31" style:family="paragraph">
      <style:paragraph-properties fo:text-align="center"/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T1" style:family="text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T7" style:family="text"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T10" style:family="text"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3399ff" style:font-name="Helvetica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ffffff" style:font-name="Helvetica" fo:font-size="8pt" style:font-size-asian="8pt" style:font-size-complex="8pt"/>
    </style:style>
    <style:style style:name="T13" style:family="text"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T15" style:family="text">
      <style:text-properties style:font-name="Helvetica" fo:font-size="8pt" style:font-size-asian="8pt" style:font-size-complex="8pt"/>
    </style:style>
    <style:style style:name="T16" style:family="text">
      <style:text-properties style:font-name="Helvetica" fo:font-size="8pt" fo:font-weight="bold" style:font-size-asian="8pt" style:font-weight-asian="bold" style:font-size-complex="8pt" style:font-weight-complex="bold"/>
    </style:style>
    <style:style style:name="T17" style:family="text"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808080" style:font-name="Helvetic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9" style:family="text">
      <style:text-properties fo:color="#333333" style:font-name="Helvetica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T20" style:family="text"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T21" style:family="text"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T22" style:family="text"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T23" style:family="text"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T24" style:family="text"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3399ff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602in" style:run-through="foreground"/>
    </style:style>
    <style:style style:name="gr8" style:family="graphic">
      <style:graphic-properties draw:stroke="none" svg:stroke-color="#000000" draw:fill="none" draw:fill-color="#ffffff" fo:min-height="0.1398in" style:run-through="foreground"/>
    </style:style>
    <style:style style:name="gr9" style:family="graphic">
      <style:graphic-properties draw:stroke="none" svg:stroke-color="#000000" draw:fill="none" draw:fill-color="#ffffff" fo:min-height="0.2126in" style:run-through="foreground"/>
    </style:style>
    <style:style style:name="gr10" style:family="graphic">
      <style:graphic-properties draw:stroke="none" svg:stroke-color="#000000" draw:fill="none" draw:fill-color="#ffffff" fo:min-height="0.3591in" style:run-through="foreground"/>
    </style:style>
    <style:style style:name="gr11" style:family="graphic">
      <style:graphic-properties draw:stroke="none" svg:stroke-color="#000000" draw:fill="none" draw:fill-color="#ffffff" fo:min-height="0.178in" style:run-through="foreground"/>
    </style:style>
    <style:style style:name="gr12" style:family="graphic">
      <style:graphic-properties draw:stroke="none" svg:stroke-color="#000000" draw:fill="none" draw:fill-color="#ffffff" fo:min-height="0.2327in" style:run-through="foreground"/>
    </style:style>
    <style:style style:name="gr13" style:family="graphic">
      <style:graphic-properties draw:stroke="none" svg:stroke-color="#000000" draw:fill="none" draw:fill-color="#ffffff" fo:min-height="0.2138in" style:run-through="foreground"/>
    </style:style>
    <style:style style:name="gr14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808080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draw:fill="solid" draw:fill-color="#eeeeee" draw:opacity="20%" draw:textarea-horizontal-align="center" draw:textarea-vertical-align="middle" draw:shadow-opacity="20%" style:run-through="foreground"/>
    </style:style>
    <style:style style:name="gr18" style:family="graphic">
      <style:graphic-properties draw:stroke="none" svg:stroke-color="#000000" draw:fill="none" draw:fill-color="#ffffff" fo:min-height="0.1575in" style:run-through="foreground"/>
    </style:style>
    <style:style style:name="gr19" style:family="graphic">
      <style:graphic-properties style:run-through="foreground"/>
    </style:style>
    <style:style style:name="gr20" style:family="graphic">
      <style:graphic-properties draw:stroke="none" svg:stroke-color="#000000" draw:fill="none" draw:fill-color="#ff3333" fo:min-height="0.1583in" style:run-through="foreground"/>
    </style:style>
    <style:style style:name="gr21" style:family="graphic">
      <style:graphic-properties draw:stroke="none" svg:stroke-color="#000000" draw:fill="none" draw:fill-color="#ffff99" fo:min-height="0.1583in" style:run-through="foreground"/>
    </style:style>
    <style:style style:name="gr22" style:family="graphic">
      <style:graphic-properties draw:stroke="none" svg:stroke-color="#000000" draw:fill="none" draw:fill-color="#ff3333" fo:min-height="0.1492in" style:run-through="foreground"/>
    </style:style>
    <style:style style:name="gr23" style:family="graphic">
      <style:graphic-properties draw:stroke="none" svg:stroke-color="#000000" draw:fill="none" draw:fill-color="#ffff99" fo:min-height="0.1492in" style:run-through="foreground"/>
    </style:style>
    <style:style style:name="gr24" style:family="graphic">
      <style:graphic-properties draw:stroke="none" svg:stroke-color="#000000" draw:fill="none" draw:fill-color="#ff3333" fo:min-height="0.1528in" style:run-through="foreground"/>
    </style:style>
    <style:style style:name="gr25" style:family="graphic">
      <style:graphic-properties draw:stroke="none" svg:stroke-color="#000000" draw:fill="none" draw:fill-color="#ffff99" fo:min-height="0.1528in" style:run-through="foreground"/>
    </style:style>
    <style:style style:name="gr26" style:family="graphic">
      <style:graphic-properties draw:stroke="none" svg:stroke-color="#000000" draw:fill="none" draw:fill-color="#ff3333" fo:min-height="0.1437in" style:run-through="foreground"/>
    </style:style>
    <style:style style:name="gr27" style:family="graphic">
      <style:graphic-properties draw:stroke="none" svg:stroke-color="#000000" draw:fill="none" draw:fill-color="#ffff99" fo:min-height="0.1437in" style:run-through="foreground"/>
    </style:style>
    <style:style style:name="gr28" style:family="graphic">
      <style:graphic-properties draw:stroke="none" svg:stroke-color="#000000" draw:fill="none" draw:fill-color="#ff3333" fo:min-height="0.1445in" style:run-through="foreground"/>
    </style:style>
    <style:style style:name="gr29" style:family="graphic">
      <style:graphic-properties draw:stroke="none" svg:stroke-color="#000000" draw:fill="none" draw:fill-color="#ffff99" fo:min-height="0.1445in" style:run-through="foreground"/>
    </style:style>
    <style:style style:name="gr30" style:family="graphic">
      <style:graphic-properties draw:stroke="none" svg:stroke-color="#000000" draw:fill="none" draw:fill-color="#ff3333" fo:min-height="0.1354in" style:run-through="foreground"/>
    </style:style>
    <style:style style:name="gr31" style:family="graphic">
      <style:graphic-properties draw:stroke="none" svg:stroke-color="#000000" draw:fill="none" draw:fill-color="#ffff99" fo:min-height="0.1354in" style:run-through="foreground"/>
    </style:style>
    <style:style style:name="gr32" style:family="graphic">
      <style:graphic-properties draw:stroke="none" svg:stroke-color="#000000" draw:fill="none" draw:fill-color="#ff3333" fo:min-height="0.1429in" style:run-through="foreground"/>
    </style:style>
    <style:style style:name="gr33" style:family="graphic">
      <style:graphic-properties draw:stroke="none" svg:stroke-color="#000000" draw:fill="none" draw:fill-color="#ffff99" fo:min-height="0.1429in" style:run-through="foreground"/>
    </style:style>
    <style:style style:name="gr34" style:family="graphic">
      <style:graphic-properties draw:stroke="none" svg:stroke-color="#000000" draw:fill="none" draw:fill-color="#ff3333" fo:min-height="0.1339in" style:run-through="foreground"/>
    </style:style>
    <style:style style:name="gr35" style:family="graphic">
      <style:graphic-properties draw:stroke="none" svg:stroke-color="#000000" draw:fill="none" draw:fill-color="#ffff99" fo:min-height="0.1339in" style:run-through="foreground"/>
    </style:style>
    <style:style style:name="gr36" style:family="graphic">
      <style:graphic-properties draw:stroke="none" svg:stroke-color="#000000" draw:fill="none" draw:fill-color="#ff3333" fo:min-height="0.1453in" style:run-through="foreground"/>
    </style:style>
    <style:style style:name="gr37" style:family="graphic">
      <style:graphic-properties draw:stroke="none" svg:stroke-color="#000000" draw:fill="none" draw:fill-color="#ffff99" fo:min-height="0.1453in" style:run-through="foreground"/>
    </style:style>
    <style:style style:name="gr38" style:family="graphic">
      <style:graphic-properties draw:stroke="none" svg:stroke-color="#000000" draw:fill="none" draw:fill-color="#ffffff" fo:min-height="0.1965in" style:run-through="foreground"/>
    </style:style>
    <style:style style:name="gr39" style:family="graphic">
      <style:graphic-properties draw:stroke="none" svg:stroke-color="#000000" draw:fill="none" draw:fill-color="#ffffff" fo:min-height="0.2799in" style:run-through="foreground"/>
    </style:style>
    <style:style style:name="gr40" style:family="graphic">
      <style:graphic-properties draw:stroke="none" svg:stroke-color="#000000" draw:fill="none" draw:fill-color="#ffffff" fo:min-height="0.157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color="#000000" draw:fill="bitmap" draw:fill-color="#ffffff" draw:fill-image-name="Empty" draw:opacity="100%" fo:min-height="0.2602in" draw:shadow-offset-x="0.1201in" draw:shadow-offset-y="0.1201in" draw:shadow-opacity="100%" style:run-through="foreground"/>
    </style:style>
    <style:style style:name="gr42" style:family="graphic">
      <style:graphic-properties draw:stroke="none" svg:stroke-color="#000000" draw:fill="bitmap" draw:fill-color="#ffffff" draw:fill-image-name="Empty" draw:opacity="100%" fo:min-height="0.1398in" draw:shadow-offset-x="0.1201in" draw:shadow-offset-y="0.1201in" draw:shadow-opacity="100%" style:run-through="foreground"/>
    </style:style>
    <style:style style:name="gr43" style:family="graphic">
      <style:graphic-properties draw:stroke="none" svg:stroke-color="#000000" draw:fill="none" draw:fill-color="#ffffff" fo:min-height="0.3in" style:run-through="foreground"/>
    </style:style>
    <style:style style:name="gr44" style:family="graphic">
      <style:graphic-properties draw:stroke="none" svg:stroke-color="#000000" draw:fill="none" draw:fill-color="#ffffff" fo:min-height="0.2098in" style:run-through="foreground"/>
    </style:style>
    <style:style style:name="gr45" style:family="graphic">
      <style:graphic-properties draw:stroke="none" svg:stroke-color="#000000" draw:fill="none" draw:fill-color="#ffffff" fo:min-height="0.1819in" style:run-through="foreground"/>
    </style:style>
    <style:style style:name="gr46" style:family="graphic">
      <style:graphic-properties draw:stroke="none" svg:stroke-color="#000000" draw:fill="none" draw:fill-color="#ffff99" fo:min-height="0.1575in" style:run-through="foreground"/>
    </style:style>
    <style:style style:name="gr47" style:family="graphic">
      <style:graphic-properties draw:stroke="none" svg:stroke-color="#000000" draw:fill="none" draw:fill-color="#ff3333" fo:min-height="0.1575in" style:run-through="foreground"/>
    </style:style>
    <style:style style:name="gr48" style:family="graphic">
      <style:graphic-properties draw:stroke="none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7" draw:style-name="gr6"><draw:frame draw:style-name="gr7" draw:text-style-name="P10" svg:width="1.174in" svg:height="0.2787in" svg:x="0.0906in" svg:y="1.5307in"><draw:text-box><text:p text:style-name="P3"><text:span text:style-name="T6">[T1]</text:span></text:p></draw:text-box></draw:frame><draw:frame draw:style-name="gr8" draw:text-style-name="P11" svg:width="0.7315in" svg:height="0.1398in" svg:x="0.5642in" svg:y="1.3508in"><draw:text-box><text:p text:style-name="P3"><text:span text:style-name="T7">ft/hr</text:span></text:p></draw:text-box></draw:frame><draw:frame draw:style-name="gr9" draw:text-style-name="P12" svg:width="1.237in" svg:height="0.213in" svg:x="0.0744in" svg:y="1.1382in"><draw:text-box><text:p text:style-name="P3"><text:span text:style-name="T8">Drilling ROP</text:span></text:p></draw:text-box></draw:frame></draw:g><draw:g text:anchor-type="paragraph" draw:z-index="8" draw:style-name="gr6"><draw:frame draw:style-name="gr10" draw:text-style-name="P13" svg:width="1.1976in" svg:height="0.3594in" svg:x="1.4043in" svg:y="1.5307in"><draw:text-box><text:p text:style-name="P3"><text:span text:style-name="T9">[T2]</text:span></text:p></draw:text-box></draw:frame><draw:frame draw:style-name="gr8" draw:text-style-name="P14" svg:width="0.7315in" svg:height="0.1398in" svg:x="1.878in" svg:y="1.3508in"><draw:text-box><text:p text:style-name="P3"><text:span text:style-name="T10">feet</text:span></text:p></draw:text-box></draw:frame><draw:frame draw:style-name="gr11" draw:text-style-name="P15" svg:width="1.237in" svg:height="0.178in" svg:x="1.3882in" svg:y="1.1382in"><draw:text-box><text:p text:style-name="P3"><text:span text:style-name="T8">Total Drilled</text:span></text:p></draw:text-box></draw:frame></draw:g><draw:g text:anchor-type="paragraph" draw:z-index="9" draw:style-name="gr6"><draw:frame draw:style-name="gr7" draw:text-style-name="P16" svg:width="1.1106in" svg:height="0.2787in" svg:x="2.6835in" svg:y="1.5307in"><draw:text-box><text:p text:style-name="P3"><text:span text:style-name="T9">[T3]</text:span></text:p></draw:text-box></draw:frame><draw:frame draw:style-name="gr8" draw:text-style-name="P14" svg:width="0.7315in" svg:height="0.1398in" svg:x="3.1575in" svg:y="1.3508in"><draw:text-box><text:p text:style-name="P3"><text:span text:style-name="T10">hours</text:span></text:p></draw:text-box></draw:frame><draw:frame draw:style-name="gr9" draw:text-style-name="P15" svg:width="1.237in" svg:height="0.213in" svg:x="2.6673in" svg:y="1.1382in"><draw:text-box><text:p text:style-name="P3"><text:span text:style-name="T8">Drilling Time</text:span></text:p></draw:text-box></draw:frame></draw:g><draw:g text:anchor-type="paragraph" draw:z-index="31" draw:style-name="gr6"><draw:frame draw:style-name="gr41" draw:text-style-name="P27" svg:width="0.9276in" svg:height="0.2606in" svg:x="3.0197in" svg:y="3.3248in"><draw:text-box><text:p text:style-name="P3"><text:span text:style-name="T20">[R3]</text:span></text:p></draw:text-box></draw:frame><draw:frame draw:style-name="gr42" draw:text-style-name="P28" svg:width="0.578in" svg:height="0.1398in" svg:x="3.3929in" svg:y="3.1846in"><draw:text-box><text:p text:style-name="P3"><text:span text:style-name="T21">ft/hr</text:span></text:p></draw:text-box></draw:frame><draw:frame draw:style-name="gr42" draw:text-style-name="P29" svg:width="0.9776in" svg:height="0.1398in" svg:x="3.0063in" svg:y="2.9984in"><draw:text-box><text:p text:style-name="P3"><text:span text:style-name="T22">ROP</text:span></text:p></draw:text-box></draw:frame></draw:g><draw:g text:anchor-type="paragraph" draw:z-index="32" draw:style-name="gr6"><draw:frame draw:style-name="gr41" draw:text-style-name="P27" svg:width="1.035in" svg:height="0.2606in" svg:x="4.0244in" svg:y="3.3248in"><draw:text-box><text:p text:style-name="P3"><text:span text:style-name="T20">[R4]</text:span></text:p></draw:text-box></draw:frame><draw:frame draw:style-name="gr42" draw:text-style-name="P28" svg:width="0.6453in" svg:height="0.1398in" svg:x="4.4417in" svg:y="3.1846in"><draw:text-box><text:p text:style-name="P3"><text:span text:style-name="T21">feet</text:span></text:p></draw:text-box></draw:frame><draw:frame draw:style-name="gr42" draw:text-style-name="P29" svg:width="0.8476in" svg:height="0.1398in" svg:x="4.0862in" svg:y="2.9984in"><draw:text-box><text:p text:style-name="P3"><text:span text:style-name="T22">Drilled</text:span></text:p></draw:text-box></draw:frame></draw:g><draw:g text:anchor-type="paragraph" draw:z-index="33" draw:style-name="gr6"><draw:frame draw:style-name="gr41" draw:text-style-name="P27" svg:width="0.9421in" svg:height="0.2606in" svg:x="5.187in" svg:y="3.3248in"><draw:text-box><text:p text:style-name="P3"><text:span text:style-name="T20">[R5]</text:span></text:p></draw:text-box></draw:frame><draw:frame draw:style-name="gr42" draw:text-style-name="P28" svg:width="0.587in" svg:height="0.1398in" svg:x="5.5673in" svg:y="3.1846in"><draw:text-box><text:p text:style-name="P3"><text:span text:style-name="T21">hours</text:span></text:p></draw:text-box></draw:frame><draw:frame draw:style-name="gr42" draw:text-style-name="P29" svg:width="0.9925in" svg:height="0.1398in" svg:x="5.1744in" svg:y="2.9984in"><draw:text-box><text:p text:style-name="P3"><text:span text:style-name="T22">Drilling Time</text:span></text:p></draw:text-box></draw:frame></draw:g><draw:frame text:anchor-type="paragraph" draw:z-index="34" draw:style-name="gr40" draw:text-style-name="P24" svg:width="1.1488in" svg:height="0.1579in" svg:x="0.0898in" svg:y="3.1665in"><draw:text-box><text:p text:style-name="P23"><text:span text:style-name="T17">ROTATING</text:span></text:p></draw:text-box></draw:frame><draw:g text:anchor-type="paragraph" draw:z-index="35" draw:style-name="gr6"><draw:frame draw:style-name="gr41" draw:text-style-name="P27" svg:width="0.9276in" svg:height="0.2606in" svg:x="2.026in" svg:y="3.3193in"><draw:text-box><text:p text:style-name="P3"><text:span text:style-name="T20">[R2]</text:span></text:p></draw:text-box></draw:frame><draw:frame draw:style-name="gr42" draw:text-style-name="P30" svg:width="0.578in" svg:height="0.1398in" svg:x="2.4in" svg:y="3.1791in"><draw:text-box><text:p text:style-name="P3"><text:span text:style-name="T23">%</text:span></text:p></draw:text-box></draw:frame><draw:frame draw:style-name="gr42" draw:text-style-name="P29" svg:width="0.9776in" svg:height="0.1398in" svg:x="2.0134in" svg:y="2.9929in"><draw:text-box><text:p text:style-name="P3"><text:span text:style-name="T22">Time %</text:span></text:p></draw:text-box></draw:frame></draw:g><draw:g text:anchor-type="paragraph" draw:z-index="36" draw:style-name="gr6"><draw:frame draw:style-name="gr41" draw:text-style-name="P27" svg:width="0.9276in" svg:height="0.2606in" svg:x="1.0626in" svg:y="3.3201in"><draw:text-box><text:p text:style-name="P3"><text:span text:style-name="T20">[R1]</text:span></text:p></draw:text-box></draw:frame><draw:frame draw:style-name="gr42" draw:text-style-name="P30" svg:width="0.578in" svg:height="0.1398in" svg:x="1.4366in" svg:y="3.1799in"><draw:text-box><text:p text:style-name="P3"><text:span text:style-name="T23">%</text:span></text:p></draw:text-box></draw:frame><draw:frame draw:style-name="gr42" draw:text-style-name="P29" svg:width="0.9776in" svg:height="0.1398in" svg:x="1.05in" svg:y="2.9937in"><draw:text-box><text:p text:style-name="P3"><text:span text:style-name="T22">Feet %</text:span></text:p></draw:text-box></draw:frame></draw:g><draw:frame text:anchor-type="paragraph" draw:z-index="26" draw:style-name="gr40" draw:text-style-name="P24" svg:width="1.1488in" svg:height="0.1579in" svg:x="0.0898in" svg:y="3.8673in"><draw:text-box><text:p text:style-name="P23"><text:span text:style-name="T17">SLIDING</text:span></text:p></draw:text-box></draw:frame><draw:g text:anchor-type="paragraph" draw:z-index="27" draw:style-name="gr6"><draw:frame draw:style-name="gr41" draw:text-style-name="P27" svg:width="0.9276in" svg:height="0.2606in" svg:x="2.026in" svg:y="4.0181in"><draw:text-box><text:p text:style-name="P3"><text:span text:style-name="T20">[S2]</text:span></text:p></draw:text-box></draw:frame><draw:frame draw:style-name="gr42" draw:text-style-name="P30" svg:width="0.578in" svg:height="0.1398in" svg:x="2.4in" svg:y="3.878in"><draw:text-box><text:p text:style-name="P3"><text:span text:style-name="T23">%</text:span></text:p></draw:text-box></draw:frame><draw:frame draw:style-name="gr42" draw:text-style-name="P29" svg:width="0.9776in" svg:height="0.1398in" svg:x="2.0134in" svg:y="3.6917in"><draw:text-box><text:p text:style-name="P3"><text:span text:style-name="T22">Time %</text:span></text:p></draw:text-box></draw:frame></draw:g><draw:g text:anchor-type="paragraph" draw:z-index="28" draw:style-name="gr6"><draw:frame draw:style-name="gr41" draw:text-style-name="P27" svg:width="0.9276in" svg:height="0.2606in" svg:x="1.0626in" svg:y="4.0189in"><draw:text-box><text:p text:style-name="P3"><text:span text:style-name="T20">[S1]</text:span></text:p></draw:text-box></draw:frame><draw:frame draw:style-name="gr42" draw:text-style-name="P30" svg:width="0.578in" svg:height="0.1398in" svg:x="1.4366in" svg:y="3.8787in"><draw:text-box><text:p text:style-name="P3"><text:span text:style-name="T23">%</text:span></text:p></draw:text-box></draw:frame><draw:frame draw:style-name="gr42" draw:text-style-name="P29" svg:width="0.9776in" svg:height="0.1398in" svg:x="1.05in" svg:y="3.6925in"><draw:text-box><text:p text:style-name="P3"><text:span text:style-name="T22">Feet %</text:span></text:p></draw:text-box></draw:frame></draw:g><draw:g text:anchor-type="paragraph" draw:z-index="23" draw:style-name="gr6"><draw:frame draw:style-name="gr41" draw:text-style-name="P27" svg:width="0.9276in" svg:height="0.2606in" svg:x="3.0197in" svg:y="4.0181in"><draw:text-box><text:p text:style-name="P3"><text:span text:style-name="T20">[S3]</text:span></text:p></draw:text-box></draw:frame><draw:frame draw:style-name="gr42" draw:text-style-name="P28" svg:width="0.578in" svg:height="0.1398in" svg:x="3.3929in" svg:y="3.878in"><draw:text-box><text:p text:style-name="P3"><text:span text:style-name="T21">ft/hr</text:span></text:p></draw:text-box></draw:frame><draw:frame draw:style-name="gr42" draw:text-style-name="P29" svg:width="0.9776in" svg:height="0.1398in" svg:x="3.0063in" svg:y="3.6917in"><draw:text-box><text:p text:style-name="P3"><text:span text:style-name="T22">ROP</text:span></text:p></draw:text-box></draw:frame></draw:g><draw:g text:anchor-type="paragraph" draw:z-index="24" draw:style-name="gr6"><draw:frame draw:style-name="gr41" draw:text-style-name="P27" svg:width="1.035in" svg:height="0.2606in" svg:x="4.0244in" svg:y="4.0181in"><draw:text-box><text:p text:style-name="P3"><text:span text:style-name="T20">[S4]</text:span></text:p></draw:text-box></draw:frame><draw:frame draw:style-name="gr42" draw:text-style-name="P28" svg:width="0.6453in" svg:height="0.1398in" svg:x="4.4417in" svg:y="3.878in"><draw:text-box><text:p text:style-name="P3"><text:span text:style-name="T21">feet</text:span></text:p></draw:text-box></draw:frame><draw:frame draw:style-name="gr42" draw:text-style-name="P29" svg:width="0.8476in" svg:height="0.1398in" svg:x="4.0862in" svg:y="3.6917in"><draw:text-box><text:p text:style-name="P3"><text:span text:style-name="T22">Drilled</text:span></text:p></draw:text-box></draw:frame></draw:g><draw:g text:anchor-type="paragraph" draw:z-index="25" draw:style-name="gr6"><draw:frame draw:style-name="gr41" draw:text-style-name="P27" svg:width="0.9421in" svg:height="0.2606in" svg:x="5.187in" svg:y="4.0181in"><draw:text-box><text:p text:style-name="P3"><text:span text:style-name="T20">[S5]</text:span></text:p></draw:text-box></draw:frame><draw:frame draw:style-name="gr42" draw:text-style-name="P28" svg:width="0.587in" svg:height="0.1398in" svg:x="5.5673in" svg:y="3.878in"><draw:text-box><text:p text:style-name="P3"><text:span text:style-name="T21">hours</text:span></text:p></draw:text-box></draw:frame><draw:frame draw:style-name="gr42" draw:text-style-name="P29" svg:width="0.9925in" svg:height="0.1398in" svg:x="5.1744in" svg:y="3.6917in"><draw:text-box><text:p text:style-name="P3"><text:span text:style-name="T22">Drilling Time</text:span></text:p></draw:text-box></draw:frame></draw:g><draw:rect text:anchor-type="paragraph" draw:z-index="14" draw:style-name="gr16" draw:text-style-name="P3" svg:width="6.8898in" svg:height="0.0012in" svg:x="-0.0346in" svg:y="3.6272in"><text:p/></draw:rect><draw:frame text:anchor-type="paragraph" draw:z-index="13" draw:style-name="gr15" draw:text-style-name="P19" svg:width="2.315in" svg:height="0.2516in" svg:x="4.4118in" svg:y="0.6173in"><draw:text-box><text:p text:style-name="P8"><text:span text:style-name="T13">[CLIENT]</text:span></text:p></draw:text-box></draw:frame><draw:frame text:anchor-type="paragraph" draw:z-index="12" draw:style-name="gr14" draw:text-style-name="P18" svg:width="1.3858in" svg:height="0.1496in" svg:x="5.789in" svg:y="9.1264in"><draw:text-box><text:p><text:span text:style-name="T12">elephant-cloud.com</text:span></text:p></draw:text-box></draw:frame><draw:frame text:anchor-type="paragraph" draw:z-index="6" draw:style-name="gr5" draw:text-style-name="P9" svg:width="2.6941in" svg:height="0.2051in" svg:x="4.0252in" svg:y="0.0571in"><draw:text-box><text:p text:style-name="P8"><text:span text:style-name="T5">[TIME]</text:span></text:p></draw:text-box></draw:frame><draw:frame text:anchor-type="paragraph" draw:z-index="5" draw:style-name="gr4" draw:text-style-name="P7" svg:width="1.4657in" svg:height="0.1677in" svg:x="0.1902in" svg:y="0.6654in"><draw:text-box><text:p><text:span text:style-name="T4">[JOB_NUMBER]</text:span></text:p></draw:text-box></draw:frame><draw:frame text:anchor-type="paragraph" draw:z-index="4" draw:style-name="gr4" draw:text-style-name="P6" svg:width="1.4657in" svg:height="0.1677in" svg:x="1.3547in" svg:y="0.6346in"><draw:text-box><text:p><text:span text:style-name="T3">[RIG]</text:span></text:p></draw:text-box></draw:frame><draw:frame text:anchor-type="paragraph" draw:z-index="2" draw:style-name="gr2" draw:text-style-name="P4" svg:width="2.7886in" svg:height="0.2524in" svg:x="0.198in" svg:y="0.0972in"><draw:text-box><text:p><text:span text:style-name="T1">DRILLING REPORT</text:span></text:p></draw:text-box></draw:frame><draw:rect text:anchor-type="paragraph" draw:z-index="1" draw:style-name="gr1" draw:text-style-name="P3" svg:width="6.8898in" svg:height="0.9634in" svg:x="-0.0374in" svg:y="-0.0264in"><text:p/></draw:rect>T</text:p>
      <text:p text:style-name="P1"/>
      <text:p text:style-name="P1"><draw:frame text:anchor-type="paragraph" draw:z-index="3" draw:style-name="gr3" draw:text-style-name="P5" svg:width="4.6386in" svg:height="0.2398in" svg:x="0.198in" svg:y="0.0118in"><draw:text-box><text:p><text:span text:style-name="T2">[JOB_NAME]</text:span></text:p></draw:text-box></draw:frame></text:p>
      <text:p text:style-name="P1"/>
      <text:p text:style-name="P1"/>
      <text:p text:style-name="P1"><draw:g text:anchor-type="paragraph" draw:z-index="10" draw:style-name="gr6"><draw:frame draw:style-name="gr7" draw:text-style-name="P17" svg:width="1.2677in" svg:height="0.2606in" svg:x="5.476in" svg:y="0.5417in"><draw:text-box><text:p text:style-name="P3"><text:span text:style-name="T11">[C1]</text:span></text:p></draw:text-box></draw:frame><draw:frame draw:style-name="gr12" draw:text-style-name="P15" svg:width="1.237in" svg:height="0.2331in" svg:x="5.4598in" svg:y="0.1799in"><draw:text-box><text:p text:style-name="P3"><text:span text:style-name="T8">Cost</text:span></text:p></draw:text-box></draw:frame></draw:g><draw:g text:anchor-type="paragraph" draw:z-index="30" draw:style-name="gr6"><draw:frame draw:style-name="gr7" draw:text-style-name="P16" svg:width="1.1106in" svg:height="0.2787in" svg:x="3.8736in" svg:y="0.5724in"><draw:text-box><text:p text:style-name="P3"><text:span text:style-name="T9">[T4]</text:span></text:p></draw:text-box></draw:frame><draw:frame draw:style-name="gr8" draw:text-style-name="P14" svg:width="0.7315in" svg:height="0.1398in" svg:x="4.3476in" svg:y="0.3925in"><draw:text-box><text:p text:style-name="P3"><text:span text:style-name="T10">hours</text:span></text:p></draw:text-box></draw:frame><draw:frame draw:style-name="gr9" draw:text-style-name="P15" svg:width="1.237in" svg:height="0.213in" svg:x="3.8575in" svg:y="0.1799in"><draw:text-box><text:p text:style-name="P3"><text:span text:style-name="T8">NPT</text:span></text:p></draw:text-box></draw:frame></draw:g></text:p>
      <text:p text:style-name="P1"><draw:g text:anchor-type="paragraph" draw:z-index="18" draw:style-name="gr6"><draw:frame draw:style-name="gr7" draw:text-style-name="P10" svg:width="1.174in" svg:height="0.2787in" svg:x="0.0236in" svg:y="1.1902in"><draw:text-box><text:p text:style-name="P3"><text:span text:style-name="T6">[T5]</text:span></text:p></draw:text-box></draw:frame><draw:frame draw:style-name="gr38" draw:text-style-name="P12" svg:width="1.237in" svg:height="0.1969in" svg:x="0.0075in" svg:y="0.8591in"><draw:text-box><text:p text:style-name="P3"><text:span text:style-name="T8">Failures</text:span></text:p></draw:text-box></draw:frame></draw:g></text:p>
      <text:p text:style-name="P1"/>
      <text:p text:style-name="P1"/>
      <text:p text:style-name="P1"/>
      <text:p text:style-name="P1"><draw:g text:anchor-type="paragraph" draw:z-index="11" draw:style-name="gr6"><draw:frame draw:style-name="gr7" draw:text-style-name="P17" svg:width="1.2213in" svg:height="0.2606in" svg:x="5.535in" svg:y="0.4453in"><draw:text-box><text:p text:style-name="P3"><text:span text:style-name="T11">[C2]</text:span></text:p></draw:text-box></draw:frame><draw:frame draw:style-name="gr13" draw:text-style-name="P15" svg:width="1.237in" svg:height="0.2142in" svg:x="5.5189in" svg:y="0.0835in"><draw:text-box><text:p text:style-name="P3"><text:span text:style-name="T8">Total Job Cost</text:span></text:p></draw:text-box></draw:frame></draw:g><draw:g text:anchor-type="paragraph" draw:z-index="29" draw:style-name="gr6"><draw:frame draw:style-name="gr43" draw:text-style-name="P31" svg:width="1.6276in" svg:height="0.3004in" svg:x="1.1445in" svg:y="0.4689in"><draw:text-box><text:p text:style-name="P3"><text:span text:style-name="T24">[T6]</text:span></text:p></draw:text-box></draw:frame><draw:frame draw:style-name="gr8" draw:text-style-name="P14" svg:width="0.7315in" svg:height="0.1398in" svg:x="1.878in" svg:y="0.289in"><draw:text-box><text:p text:style-name="P3"><text:span text:style-name="T10">feet</text:span></text:p></draw:text-box></draw:frame><draw:frame draw:style-name="gr9" draw:text-style-name="P15" svg:width="1.237in" svg:height="0.213in" svg:x="1.3882in" svg:y="0.0764in"><draw:text-box><text:p text:style-name="P3"><text:span text:style-name="T8">Range</text:span></text:p></draw:text-box></draw:frame></draw:g></text:p>
      <text:p text:style-name="P1"/>
      <text:p text:style-name="P1"><draw:g text:anchor-type="paragraph" draw:z-index="37" draw:style-name="gr6"><draw:frame draw:style-name="gr7" draw:text-style-name="P16" svg:width="1.174in" svg:height="0.2787in" svg:x="2.676in" svg:y="0.0504in"><draw:text-box><text:p text:style-name="P3"><text:span text:style-name="T9">[T7]</text:span></text:p></draw:text-box></draw:frame><draw:frame draw:style-name="gr44" draw:text-style-name="P12" svg:width="1.237in" svg:height="0.2098in" svg:x="2.6598in" svg:y="-0.2807in"><draw:text-box><text:p text:style-name="P3"><text:span text:style-name="T8">BHAs</text:span></text:p></draw:text-box></draw:frame></draw:g></text:p>
      <text:p text:style-name="P1"><draw:g text:anchor-type="paragraph" draw:z-index="38" draw:style-name="gr6"><draw:frame draw:style-name="gr7" draw:text-style-name="P16" svg:width="1.174in" svg:height="0.2787in" svg:x="3.8571in" svg:y="-0.137in"><draw:text-box><text:p text:style-name="P3"><text:span text:style-name="T9">[T8]</text:span></text:p></draw:text-box></draw:frame><draw:frame draw:style-name="gr45" draw:text-style-name="P12" svg:width="1.237in" svg:height="0.1823in" svg:x="3.8409in" svg:y="-0.4681in"><draw:text-box><text:p text:style-name="P3"><text:span text:style-name="T8">Runs</text:span></text:p></draw:text-box></draw:frame></draw:g></text:p>
      <text:p text:style-name="P1"><draw:rect text:anchor-type="paragraph" draw:z-index="40" draw:style-name="gr48" draw:text-style-name="P3" svg:width="6.8807in" svg:height="0.0488in" svg:x="-0.0291in" svg:y="0.1602in"><text:p/></draw:rect></text:p>
      <text:p text:style-name="P1"/>
      <text:p text:style-name="P1"/>
      <text:p text:style-name="P1"/>
      <text:p text:style-name="P1"><draw:rect text:anchor-type="paragraph" draw:z-index="22" draw:style-name="gr16" draw:text-style-name="P3" svg:width="6.8898in" svg:height="0.0012in" svg:x="-0.0217in" svg:y="0.9028in"><text:p/></draw:rect><draw:rect text:anchor-type="paragraph" draw:z-index="41" draw:style-name="gr48" draw:text-style-name="P3" svg:width="6.8807in" svg:height="0.0488in" svg:x="-0.0291in" svg:y="1.6409in"><text:p/></draw:rect></text:p>
      <text:p text:style-name="P1"><draw:g text:anchor-type="paragraph" draw:z-index="19" draw:style-name="gr6"><draw:frame draw:style-name="gr18" draw:text-style-name="P24" svg:width="1.1488in" svg:height="0.1579in" svg:x="2.5626in" svg:y="0.8291in"><draw:text-box><text:p text:style-name="P23"><text:span text:style-name="T17">[BHA2]</text:span></text:p></draw:text-box></draw:frame><draw:frame draw:style-name="gr18" draw:text-style-name="P25" svg:width="1.1488in" svg:height="0.1579in" svg:x="2.5626in" svg:y="1.0157in"><draw:text-box><text:p text:style-name="P23"><text:span text:style-name="T18">[BHA2_DESC]</text:span></text:p></draw:text-box></draw:frame><draw:frame draw:style-name="gr39" draw:text-style-name="P26" svg:width="0.9925in" svg:height="0.2803in" svg:x="2.5626in" svg:y="1.1693in"><draw:text-box><text:p text:style-name="P23"><text:span text:style-name="T19">[B2_TIME]</text:span></text:p></draw:text-box></draw:frame></draw:g><draw:frame text:anchor-type="paragraph" draw:z-index="21" draw:style-name="gr40" draw:text-style-name="P24" svg:width="1.1488in" svg:height="0.1579in" svg:x="0.0898in" svg:y="1.0091in"><draw:text-box><text:p text:style-name="P23"><text:span text:style-name="T17">BHAs</text:span></text:p></draw:text-box></draw:frame><draw:g text:anchor-type="paragraph" draw:z-index="20" draw:style-name="gr6"><draw:frame draw:style-name="gr18" draw:text-style-name="P24" svg:width="1.1488in" svg:height="0.1579in" svg:x="1.3299in" svg:y="0.8291in"><draw:text-box><text:p text:style-name="P23"><text:span text:style-name="T17">[BHA1]</text:span></text:p></draw:text-box></draw:frame><draw:frame draw:style-name="gr18" draw:text-style-name="P25" svg:width="1.1488in" svg:height="0.1579in" svg:x="1.3299in" svg:y="1.0157in"><draw:text-box><text:p text:style-name="P23"><text:span text:style-name="T18">[BHA1_DESC]</text:span></text:p></draw:text-box></draw:frame><draw:frame draw:style-name="gr39" draw:text-style-name="P26" svg:width="0.9925in" svg:height="0.2803in" svg:x="1.3299in" svg:y="1.1693in"><draw:text-box><text:p text:style-name="P23"><text:span text:style-name="T19">[B1_TIME]</text:span></text:p></draw:text-box></draw:frame></draw:g></text:p>
      <text:p text:style-name="P1"/>
      <text:p text:style-name="P1"/>
      <text:p text:style-name="P1"/>
      <text:p text:style-name="P1"><draw:g text:anchor-type="paragraph" draw:z-index="42" draw:style-name="gr6"><draw:frame draw:style-name="gr18" draw:text-style-name="P24" svg:width="1.1488in" svg:height="0.1579in" svg:x="3.7835in" svg:y="0.0626in"><draw:text-box><text:p text:style-name="P23"><text:span text:style-name="T17">[BHA3]</text:span></text:p></draw:text-box></draw:frame><draw:frame draw:style-name="gr18" draw:text-style-name="P25" svg:width="1.1488in" svg:height="0.1579in" svg:x="3.7835in" svg:y="0.2492in"><draw:text-box><text:p text:style-name="P23"><text:span text:style-name="T18">[BHA3_DESC]</text:span></text:p></draw:text-box></draw:frame><draw:frame draw:style-name="gr39" draw:text-style-name="P26" svg:width="0.9925in" svg:height="0.2803in" svg:x="3.7835in" svg:y="0.4028in"><draw:text-box><text:p text:style-name="P23"><text:span text:style-name="T19">[B3_TIME]</text:span></text:p></draw:text-box></draw:frame></draw:g></text:p>
      <text:p text:style-name="P1"/>
      <text:p text:style-name="P1"/>
      <text:p text:style-name="P1"/>
      <text:p text:style-name="P2"><draw:g text:anchor-type="paragraph" draw:z-index="15" draw:style-name="gr6"><draw:rect draw:style-name="gr17" draw:text-style-name="P3" svg:width="6.8705in" svg:height="0.1579in" svg:x="-0.0189in" svg:y="1.1382in"><text:p/></draw:rect><draw:rect draw:style-name="gr17" draw:text-style-name="P3" svg:width="6.8705in" svg:height="0.1579in" svg:x="-0.0189in" svg:y="0.8134in"><text:p/></draw:rect><draw:rect draw:style-name="gr17" draw:text-style-name="P3" svg:width="6.8705in" svg:height="0.1579in" svg:x="-0.0189in" svg:y="0.4701in"><text:p/></draw:rect><draw:frame draw:style-name="gr18" draw:text-style-name="P20" svg:width="2.228in" svg:height="0.1579in" svg:x="0.1902in" svg:y="0.1181in"><draw:text-box><text:p><text:span text:style-name="T14">[H1]</text:span></text:p></draw:text-box></draw:frame><draw:g draw:style-name="gr19"><draw:g draw:style-name="gr19"><draw:frame draw:style-name="gr20" draw:text-style-name="P21" svg:width="1.0224in" svg:height="0.1587in" svg:x="0.1819in" svg:y="0.3118in"><draw:text-box><text:p><text:span text:style-name="T15">[P1]</text:span></text:p></draw:text-box></draw:frame><draw:frame draw:style-name="gr21" draw:text-style-name="P22" svg:width="0.9213in" svg:height="0.1587in" svg:x="1.2531in" svg:y="0.3118in"><draw:text-box><text:p><text:span text:style-name="T16">[V1]</text:span></text:p></draw:text-box></draw:frame></draw:g><draw:g draw:style-name="gr19"><draw:frame draw:style-name="gr20" draw:text-style-name="P21" svg:width="1.0224in" svg:height="0.1587in" svg:x="2.3547in" svg:y="0.3118in"><draw:text-box><text:p><text:span text:style-name="T15">[P7]</text:span></text:p></draw:text-box></draw:frame><draw:frame draw:style-name="gr21" draw:text-style-name="P22" svg:width="0.9213in" svg:height="0.1587in" svg:x="3.4264in" svg:y="0.3118in"><draw:text-box><text:p><text:span text:style-name="T16">[V7]</text:span></text:p></draw:text-box></draw:frame></draw:g><draw:g draw:style-name="gr19"><draw:frame draw:style-name="gr20" draw:text-style-name="P21" svg:width="1.0224in" svg:height="0.1587in" svg:x="4.5283in" svg:y="0.3118in"><draw:text-box><text:p><text:span text:style-name="T15">[P13]</text:span></text:p></draw:text-box></draw:frame><draw:frame draw:style-name="gr21" draw:text-style-name="P22" svg:width="0.9213in" svg:height="0.1587in" svg:x="5.6in" svg:y="0.3118in"><draw:text-box><text:p><text:span text:style-name="T16">[V13]</text:span></text:p></draw:text-box></draw:frame></draw:g></draw:g><draw:g draw:style-name="gr19"><draw:g draw:style-name="gr19"><draw:frame draw:style-name="gr22" draw:text-style-name="P21" svg:width="1.0224in" svg:height="0.1496in" svg:x="0.1819in" svg:y="0.4783in"><draw:text-box><text:p><text:span text:style-name="T15">[P2]</text:span></text:p></draw:text-box></draw:frame><draw:frame draw:style-name="gr23" draw:text-style-name="P22" svg:width="0.9213in" svg:height="0.1496in" svg:x="1.2531in" svg:y="0.4783in"><draw:text-box><text:p><text:span text:style-name="T16">[V2]</text:span></text:p></draw:text-box></draw:frame></draw:g><draw:g draw:style-name="gr19"><draw:frame draw:style-name="gr22" draw:text-style-name="P21" svg:width="1.0224in" svg:height="0.1496in" svg:x="2.3547in" svg:y="0.4783in"><draw:text-box><text:p><text:span text:style-name="T15">[P8]</text:span></text:p></draw:text-box></draw:frame><draw:frame draw:style-name="gr23" draw:text-style-name="P22" svg:width="0.9213in" svg:height="0.1496in" svg:x="3.4264in" svg:y="0.4783in"><draw:text-box><text:p><text:span text:style-name="T16">[V8]</text:span></text:p></draw:text-box></draw:frame></draw:g><draw:g draw:style-name="gr19"><draw:frame draw:style-name="gr22" draw:text-style-name="P21" svg:width="1.0224in" svg:height="0.1496in" svg:x="4.5283in" svg:y="0.4783in"><draw:text-box><text:p><text:span text:style-name="T15">[P14]</text:span></text:p></draw:text-box></draw:frame><draw:frame draw:style-name="gr23" draw:text-style-name="P22" svg:width="0.9213in" svg:height="0.1496in" svg:x="5.6in" svg:y="0.4783in"><draw:text-box><text:p><text:span text:style-name="T16">[V14]</text:span></text:p></draw:text-box></draw:frame></draw:g></draw:g><draw:g draw:style-name="gr19"><draw:g draw:style-name="gr19"><draw:frame draw:style-name="gr24" draw:text-style-name="P21" svg:width="1.0224in" svg:height="0.1531in" svg:x="0.1819in" svg:y="0.6606in"><draw:text-box><text:p><text:span text:style-name="T15">[P3]</text:span></text:p></draw:text-box></draw:frame><draw:frame draw:style-name="gr25" draw:text-style-name="P22" svg:width="0.9213in" svg:height="0.1531in" svg:x="1.2531in" svg:y="0.6606in"><draw:text-box><text:p><text:span text:style-name="T16">[V3]</text:span></text:p></draw:text-box></draw:frame></draw:g><draw:g draw:style-name="gr19"><draw:frame draw:style-name="gr24" draw:text-style-name="P21" svg:width="1.0224in" svg:height="0.1531in" svg:x="2.3547in" svg:y="0.6606in"><draw:text-box><text:p><text:span text:style-name="T15">[P9]</text:span></text:p></draw:text-box></draw:frame><draw:frame draw:style-name="gr25" draw:text-style-name="P22" svg:width="0.9213in" svg:height="0.1531in" svg:x="3.4264in" svg:y="0.6606in"><draw:text-box><text:p><text:span text:style-name="T16">[V9]</text:span></text:p></draw:text-box></draw:frame></draw:g><draw:g draw:style-name="gr19"><draw:frame draw:style-name="gr24" draw:text-style-name="P21" svg:width="1.0224in" svg:height="0.1531in" svg:x="4.5283in" svg:y="0.6606in"><draw:text-box><text:p><text:span text:style-name="T15">[P15]</text:span></text:p></draw:text-box></draw:frame><draw:frame draw:style-name="gr25" draw:text-style-name="P22" svg:width="0.9213in" svg:height="0.1531in" svg:x="5.6in" svg:y="0.6606in"><draw:text-box><text:p><text:span text:style-name="T16">[V15]</text:span></text:p></draw:text-box></draw:frame></draw:g></draw:g><draw:g draw:style-name="gr19"><draw:g draw:style-name="gr19"><draw:frame draw:style-name="gr26" draw:text-style-name="P21" svg:width="1.0224in" svg:height="0.1441in" svg:x="0.1819in" svg:y="0.8272in"><draw:text-box><text:p><text:span text:style-name="T15">[P4]</text:span></text:p></draw:text-box></draw:frame><draw:frame draw:style-name="gr27" draw:text-style-name="P22" svg:width="0.9213in" svg:height="0.1441in" svg:x="1.2531in" svg:y="0.8272in"><draw:text-box><text:p><text:span text:style-name="T16">[V4]</text:span></text:p></draw:text-box></draw:frame></draw:g><draw:g draw:style-name="gr19"><draw:frame draw:style-name="gr26" draw:text-style-name="P21" svg:width="1.0224in" svg:height="0.1441in" svg:x="2.3547in" svg:y="0.8272in"><draw:text-box><text:p><text:span text:style-name="T15">[P10]</text:span></text:p></draw:text-box></draw:frame><draw:frame draw:style-name="gr27" draw:text-style-name="P22" svg:width="0.9213in" svg:height="0.1441in" svg:x="3.4264in" svg:y="0.8272in"><draw:text-box><text:p><text:span text:style-name="T16">[V10]</text:span></text:p></draw:text-box></draw:frame></draw:g><draw:g draw:style-name="gr19"><draw:frame draw:style-name="gr26" draw:text-style-name="P21" svg:width="1.0224in" svg:height="0.1441in" svg:x="4.5283in" svg:y="0.8272in"><draw:text-box><text:p><text:span text:style-name="T15">[P16]</text:span></text:p></draw:text-box></draw:frame><draw:frame draw:style-name="gr27" draw:text-style-name="P22" svg:width="0.9213in" svg:height="0.1441in" svg:x="5.6in" svg:y="0.8272in"><draw:text-box><text:p><text:span text:style-name="T16">[V16]</text:span></text:p></draw:text-box></draw:frame></draw:g></draw:g><draw:g draw:style-name="gr19"><draw:g draw:style-name="gr19"><draw:frame draw:style-name="gr28" draw:text-style-name="P21" svg:width="1.0224in" svg:height="0.1449in" svg:x="0.1819in" svg:y="0.9937in"><draw:text-box><text:p><text:span text:style-name="T15">[P5]</text:span></text:p></draw:text-box></draw:frame><draw:frame draw:style-name="gr29" draw:text-style-name="P22" svg:width="0.9213in" svg:height="0.1449in" svg:x="1.2531in" svg:y="0.9937in"><draw:text-box><text:p><text:span text:style-name="T16">[V5]</text:span></text:p></draw:text-box></draw:frame></draw:g><draw:g draw:style-name="gr19"><draw:frame draw:style-name="gr28" draw:text-style-name="P21" svg:width="1.0224in" svg:height="0.1449in" svg:x="2.3547in" svg:y="0.9937in"><draw:text-box><text:p><text:span text:style-name="T15">[P11]</text:span></text:p></draw:text-box></draw:frame><draw:frame draw:style-name="gr29" draw:text-style-name="P22" svg:width="0.9213in" svg:height="0.1449in" svg:x="3.4264in" svg:y="0.9937in"><draw:text-box><text:p><text:span text:style-name="T16">[V11]</text:span></text:p></draw:text-box></draw:frame></draw:g><draw:g draw:style-name="gr19"><draw:frame draw:style-name="gr28" draw:text-style-name="P21" svg:width="1.0224in" svg:height="0.1449in" svg:x="4.5283in" svg:y="0.9937in"><draw:text-box><text:p><text:span text:style-name="T15">[P17]</text:span></text:p></draw:text-box></draw:frame><draw:frame draw:style-name="gr29" draw:text-style-name="P22" svg:width="0.9213in" svg:height="0.1449in" svg:x="5.6in" svg:y="0.9937in"><draw:text-box><text:p><text:span text:style-name="T16">[V17]</text:span></text:p></draw:text-box></draw:frame></draw:g></draw:g><draw:g draw:style-name="gr19"><draw:g draw:style-name="gr19"><draw:frame draw:style-name="gr30" draw:text-style-name="P21" svg:width="1.0224in" svg:height="0.1358in" svg:x="0.1819in" svg:y="1.1606in"><draw:text-box><text:p><text:span text:style-name="T15">[P6]</text:span></text:p></draw:text-box></draw:frame><draw:frame draw:style-name="gr31" draw:text-style-name="P22" svg:width="0.9213in" svg:height="0.1358in" svg:x="1.2531in" svg:y="1.1606in"><draw:text-box><text:p><text:span text:style-name="T16">[V6]</text:span></text:p></draw:text-box></draw:frame></draw:g><draw:g draw:style-name="gr19"><draw:frame draw:style-name="gr30" draw:text-style-name="P21" svg:width="1.0224in" svg:height="0.1358in" svg:x="2.3547in" svg:y="1.1606in"><draw:text-box><text:p><text:span text:style-name="T15">[P12]</text:span></text:p></draw:text-box></draw:frame><draw:frame draw:style-name="gr31" draw:text-style-name="P22" svg:width="0.9213in" svg:height="0.1358in" svg:x="3.4264in" svg:y="1.1606in"><draw:text-box><text:p><text:span text:style-name="T16">[V12]</text:span></text:p></draw:text-box></draw:frame></draw:g><draw:g draw:style-name="gr19"><draw:frame draw:style-name="gr30" draw:text-style-name="P21" svg:width="1.0224in" svg:height="0.1358in" svg:x="4.5283in" svg:y="1.1606in"><draw:text-box><text:p><text:span text:style-name="T15">[P18]</text:span></text:p></draw:text-box></draw:frame><draw:frame draw:style-name="gr31" draw:text-style-name="P22" svg:width="0.9213in" svg:height="0.1358in" svg:x="5.6in" svg:y="1.1606in"><draw:text-box><text:p><text:span text:style-name="T16">[V18]</text:span></text:p></draw:text-box></draw:frame></draw:g></draw:g></draw:g><draw:g text:anchor-type="paragraph" draw:z-index="16" draw:style-name="gr6"><draw:rect draw:style-name="gr17" draw:text-style-name="P3" svg:width="6.8705in" svg:height="0.1579in" svg:x="-0.0189in" svg:y="2.1626in"><text:p/></draw:rect><draw:rect draw:style-name="gr17" draw:text-style-name="P3" svg:width="6.8705in" svg:height="0.1579in" svg:x="-0.0189in" svg:y="1.8193in"><text:p/></draw:rect><draw:frame draw:style-name="gr18" draw:text-style-name="P20" svg:width="2.228in" svg:height="0.1579in" svg:x="0.1902in" svg:y="1.4827in"><draw:text-box><text:p><text:span text:style-name="T14">[H2]</text:span></text:p></draw:text-box></draw:frame><draw:g draw:style-name="gr19"><draw:g draw:style-name="gr19"><draw:frame draw:style-name="gr32" draw:text-style-name="P21" svg:width="1.0224in" svg:height="0.1433in" svg:x="0.1819in" svg:y="1.6764in"><draw:text-box><text:p><text:span text:style-name="T15">[PP1]</text:span></text:p></draw:text-box></draw:frame><draw:frame draw:style-name="gr33" draw:text-style-name="P22" svg:width="0.9213in" svg:height="0.1433in" svg:x="1.2531in" svg:y="1.6764in"><draw:text-box><text:p><text:span text:style-name="T16">[VV1]</text:span></text:p></draw:text-box></draw:frame></draw:g><draw:g draw:style-name="gr19"><draw:frame draw:style-name="gr32" draw:text-style-name="P21" svg:width="1.0224in" svg:height="0.1433in" svg:x="2.3547in" svg:y="1.6764in"><draw:text-box><text:p><text:span text:style-name="T15">[PP6]</text:span></text:p></draw:text-box></draw:frame><draw:frame draw:style-name="gr33" draw:text-style-name="P22" svg:width="0.9213in" svg:height="0.1433in" svg:x="3.4264in" svg:y="1.6764in"><draw:text-box><text:p><text:span text:style-name="T16">[VV6]</text:span></text:p></draw:text-box></draw:frame></draw:g><draw:g draw:style-name="gr19"><draw:frame draw:style-name="gr32" draw:text-style-name="P21" svg:width="1.0224in" svg:height="0.1433in" svg:x="4.5283in" svg:y="1.6764in"><draw:text-box><text:p><text:span text:style-name="T15">[PP11]</text:span></text:p></draw:text-box></draw:frame><draw:frame draw:style-name="gr33" draw:text-style-name="P22" svg:width="0.9213in" svg:height="0.1433in" svg:x="5.6in" svg:y="1.6764in"><draw:text-box><text:p><text:span text:style-name="T16">[VV11]</text:span></text:p></draw:text-box></draw:frame></draw:g></draw:g><draw:g draw:style-name="gr19"><draw:g draw:style-name="gr19"><draw:frame draw:style-name="gr34" draw:text-style-name="P21" svg:width="1.0224in" svg:height="0.1343in" svg:x="0.1819in" svg:y="1.8429in"><draw:text-box><text:p><text:span text:style-name="T15">[PP2]</text:span></text:p></draw:text-box></draw:frame><draw:frame draw:style-name="gr35" draw:text-style-name="P22" svg:width="0.9213in" svg:height="0.1343in" svg:x="1.2531in" svg:y="1.8429in"><draw:text-box><text:p><text:span text:style-name="T16">[VV2]</text:span></text:p></draw:text-box></draw:frame></draw:g><draw:g draw:style-name="gr19"><draw:frame draw:style-name="gr34" draw:text-style-name="P21" svg:width="1.0224in" svg:height="0.1343in" svg:x="2.3547in" svg:y="1.8429in"><draw:text-box><text:p><text:span text:style-name="T15">[PP7]</text:span></text:p></draw:text-box></draw:frame><draw:frame draw:style-name="gr35" draw:text-style-name="P22" svg:width="0.9213in" svg:height="0.1343in" svg:x="3.4264in" svg:y="1.8429in"><draw:text-box><text:p><text:span text:style-name="T16">[VV7]</text:span></text:p></draw:text-box></draw:frame></draw:g><draw:g draw:style-name="gr19"><draw:frame draw:style-name="gr34" draw:text-style-name="P21" svg:width="1.0224in" svg:height="0.1343in" svg:x="4.5283in" svg:y="1.8429in"><draw:text-box><text:p><text:span text:style-name="T15">[PP12]</text:span></text:p></draw:text-box></draw:frame><draw:frame draw:style-name="gr35" draw:text-style-name="P22" svg:width="0.9213in" svg:height="0.1343in" svg:x="5.6in" svg:y="1.8429in"><draw:text-box><text:p><text:span text:style-name="T16">[VV12]</text:span></text:p></draw:text-box></draw:frame></draw:g></draw:g><draw:g draw:style-name="gr19"><draw:g draw:style-name="gr19"><draw:frame draw:style-name="gr24" draw:text-style-name="P21" svg:width="1.0224in" svg:height="0.1531in" svg:x="0.1819in" svg:y="2.0098in"><draw:text-box><text:p><text:span text:style-name="T15">[PP3]</text:span></text:p></draw:text-box></draw:frame><draw:frame draw:style-name="gr25" draw:text-style-name="P22" svg:width="0.9213in" svg:height="0.1531in" svg:x="1.2531in" svg:y="2.0098in"><draw:text-box><text:p><text:span text:style-name="T16">[VV3]</text:span></text:p></draw:text-box></draw:frame></draw:g><draw:g draw:style-name="gr19"><draw:frame draw:style-name="gr24" draw:text-style-name="P21" svg:width="1.0224in" svg:height="0.1531in" svg:x="2.3547in" svg:y="2.0098in"><draw:text-box><text:p><text:span text:style-name="T15">[PP8]</text:span></text:p></draw:text-box></draw:frame><draw:frame draw:style-name="gr25" draw:text-style-name="P22" svg:width="0.9213in" svg:height="0.1531in" svg:x="3.4264in" svg:y="2.0098in"><draw:text-box><text:p><text:span text:style-name="T16">[VV8]</text:span></text:p></draw:text-box></draw:frame></draw:g><draw:g draw:style-name="gr19"><draw:frame draw:style-name="gr24" draw:text-style-name="P21" svg:width="1.0224in" svg:height="0.1531in" svg:x="4.5283in" svg:y="2.0098in"><draw:text-box><text:p><text:span text:style-name="T15">[PP13]</text:span></text:p></draw:text-box></draw:frame><draw:frame draw:style-name="gr25" draw:text-style-name="P22" svg:width="0.9213in" svg:height="0.1531in" svg:x="5.6in" svg:y="2.0098in"><draw:text-box><text:p><text:span text:style-name="T16">[VV13]</text:span></text:p></draw:text-box></draw:frame></draw:g></draw:g><draw:g draw:style-name="gr19"><draw:g draw:style-name="gr19"><draw:frame draw:style-name="gr26" draw:text-style-name="P21" svg:width="1.0224in" svg:height="0.1441in" svg:x="0.1819in" svg:y="2.1764in"><draw:text-box><text:p><text:span text:style-name="T15">[PP4]</text:span></text:p></draw:text-box></draw:frame><draw:frame draw:style-name="gr27" draw:text-style-name="P22" svg:width="0.9213in" svg:height="0.1441in" svg:x="1.2531in" svg:y="2.1764in"><draw:text-box><text:p><text:span text:style-name="T16">[VV4]</text:span></text:p></draw:text-box></draw:frame></draw:g><draw:g draw:style-name="gr19"><draw:frame draw:style-name="gr26" draw:text-style-name="P21" svg:width="1.0224in" svg:height="0.1441in" svg:x="2.3547in" svg:y="2.1764in"><draw:text-box><text:p><text:span text:style-name="T15">[PP9]</text:span></text:p></draw:text-box></draw:frame><draw:frame draw:style-name="gr27" draw:text-style-name="P22" svg:width="0.9213in" svg:height="0.1441in" svg:x="3.4264in" svg:y="2.1764in"><draw:text-box><text:p><text:span text:style-name="T16">[VV9]</text:span></text:p></draw:text-box></draw:frame></draw:g><draw:g draw:style-name="gr19"><draw:frame draw:style-name="gr26" draw:text-style-name="P21" svg:width="1.0224in" svg:height="0.1441in" svg:x="4.5283in" svg:y="2.1764in"><draw:text-box><text:p><text:span text:style-name="T15">[PP14]</text:span></text:p></draw:text-box></draw:frame><draw:frame draw:style-name="gr27" draw:text-style-name="P22" svg:width="0.9213in" svg:height="0.1441in" svg:x="5.6in" svg:y="2.1764in"><draw:text-box><text:p><text:span text:style-name="T16">[VV14]</text:span></text:p></draw:text-box></draw:frame></draw:g></draw:g><draw:g draw:style-name="gr19"><draw:g draw:style-name="gr19"><draw:frame draw:style-name="gr36" draw:text-style-name="P21" svg:width="1.0224in" svg:height="0.1453in" svg:x="0.1819in" svg:y="2.3429in"><draw:text-box><text:p><text:span text:style-name="T15">[PP5]</text:span></text:p></draw:text-box></draw:frame><draw:frame draw:style-name="gr25" draw:text-style-name="P22" svg:width="0.9213in" svg:height="0.1531in" svg:x="1.2531in" svg:y="2.3429in"><draw:text-box><text:p><text:span text:style-name="T16">[VV5]</text:span></text:p></draw:text-box></draw:frame></draw:g><draw:g draw:style-name="gr19"><draw:frame draw:style-name="gr24" draw:text-style-name="P21" svg:width="1.0224in" svg:height="0.1531in" svg:x="2.3547in" svg:y="2.3429in"><draw:text-box><text:p><text:span text:style-name="T15">[PP10]</text:span></text:p></draw:text-box></draw:frame><draw:frame draw:style-name="gr25" draw:text-style-name="P22" svg:width="0.9213in" svg:height="0.1531in" svg:x="3.4264in" svg:y="2.3429in"><draw:text-box><text:p><text:span text:style-name="T16">[VV10]</text:span></text:p></draw:text-box></draw:frame></draw:g><draw:g draw:style-name="gr19"><draw:frame draw:style-name="gr36" draw:text-style-name="P21" svg:width="1.0224in" svg:height="0.1453in" svg:x="4.5283in" svg:y="2.3429in"><draw:text-box><text:p><text:span text:style-name="T15">[PP15]</text:span></text:p></draw:text-box></draw:frame><draw:frame draw:style-name="gr37" draw:text-style-name="P22" svg:width="0.9213in" svg:height="0.1453in" svg:x="5.6in" svg:y="2.3429in"><draw:text-box><text:p><text:span text:style-name="T16">[VV15]</text:span></text:p></draw:text-box></draw:frame></draw:g></draw:g></draw:g><draw:g text:anchor-type="paragraph" draw:z-index="17" draw:style-name="gr6"><draw:rect draw:style-name="gr17" draw:text-style-name="P3" svg:width="6.8705in" svg:height="0.1579in" svg:x="-0.0189in" svg:y="2.9929in"><text:p/></draw:rect><draw:frame draw:style-name="gr18" draw:text-style-name="P20" svg:width="2.228in" svg:height="0.1579in" svg:x="0.1902in" svg:y="2.6563in"><draw:text-box><text:p><text:span text:style-name="T14">[H3]</text:span></text:p></draw:text-box></draw:frame><draw:g draw:style-name="gr19"><draw:g draw:style-name="gr19"><draw:frame draw:style-name="gr32" draw:text-style-name="P21" svg:width="1.0224in" svg:height="0.1433in" svg:x="0.1819in" svg:y="2.85in"><draw:text-box><text:p><text:span text:style-name="T15">[PPP1]</text:span></text:p></draw:text-box></draw:frame><draw:frame draw:style-name="gr33" draw:text-style-name="P22" svg:width="0.9213in" svg:height="0.1433in" svg:x="1.2531in" svg:y="2.85in"><draw:text-box><text:p><text:span text:style-name="T16">[VVV1]</text:span></text:p></draw:text-box></draw:frame></draw:g><draw:g draw:style-name="gr19"><draw:frame draw:style-name="gr32" draw:text-style-name="P21" svg:width="1.0224in" svg:height="0.1433in" svg:x="2.3547in" svg:y="2.85in"><draw:text-box><text:p><text:span text:style-name="T15">[PPP3]</text:span></text:p></draw:text-box></draw:frame><draw:frame draw:style-name="gr33" draw:text-style-name="P22" svg:width="0.9213in" svg:height="0.1433in" svg:x="3.4264in" svg:y="2.85in"><draw:text-box><text:p><text:span text:style-name="T16">[VVV3]</text:span></text:p></draw:text-box></draw:frame></draw:g><draw:g draw:style-name="gr19"><draw:frame draw:style-name="gr32" draw:text-style-name="P21" svg:width="1.0224in" svg:height="0.1433in" svg:x="4.5283in" svg:y="2.85in"><draw:text-box><text:p><text:span text:style-name="T15">[PPP5]</text:span></text:p></draw:text-box></draw:frame><draw:frame draw:style-name="gr33" draw:text-style-name="P22" svg:width="0.9213in" svg:height="0.1433in" svg:x="5.6in" svg:y="2.85in"><draw:text-box><text:p><text:span text:style-name="T16">[VVV5]</text:span></text:p></draw:text-box></draw:frame></draw:g></draw:g><draw:g draw:style-name="gr19"><draw:g draw:style-name="gr19"><draw:frame draw:style-name="gr34" draw:text-style-name="P21" svg:width="1.0224in" svg:height="0.1343in" svg:x="0.1819in" svg:y="3.0165in"><draw:text-box><text:p><text:span text:style-name="T15">[PPP2]</text:span></text:p></draw:text-box></draw:frame><draw:frame draw:style-name="gr35" draw:text-style-name="P22" svg:width="0.9213in" svg:height="0.1343in" svg:x="1.2531in" svg:y="3.0165in"><draw:text-box><text:p><text:span text:style-name="T16">[VVV2]</text:span></text:p></draw:text-box></draw:frame></draw:g><draw:g draw:style-name="gr19"><draw:frame draw:style-name="gr34" draw:text-style-name="P21" svg:width="1.0224in" svg:height="0.1343in" svg:x="2.3547in" svg:y="3.0165in"><draw:text-box><text:p><text:span text:style-name="T15">[PPP4]</text:span></text:p></draw:text-box></draw:frame><draw:frame draw:style-name="gr35" draw:text-style-name="P22" svg:width="0.9213in" svg:height="0.1343in" svg:x="3.4264in" svg:y="3.0165in"><draw:text-box><text:p><text:span text:style-name="T16">[VVV4]</text:span></text:p></draw:text-box></draw:frame></draw:g><draw:g draw:style-name="gr19"><draw:frame draw:style-name="gr34" draw:text-style-name="P21" svg:width="1.0224in" svg:height="0.1343in" svg:x="4.5283in" svg:y="3.0165in"><draw:text-box><text:p><text:span text:style-name="T15">[PPP6]</text:span></text:p></draw:text-box></draw:frame><draw:frame draw:style-name="gr35" draw:text-style-name="P22" svg:width="0.9213in" svg:height="0.1343in" svg:x="5.6in" svg:y="3.0165in"><draw:text-box><text:p><text:span text:style-name="T16">[VVV6]</text:span></text:p></draw:text-box></draw:frame></draw:g></draw:g></draw:g><draw:g text:anchor-type="paragraph" draw:z-index="39" draw:style-name="gr6"><draw:frame draw:style-name="gr18" draw:text-style-name="P20" svg:width="2.228in" svg:height="0.1579in" svg:x="0.1819in" svg:y="3.3417in"><draw:text-box><text:p><text:span text:style-name="T14">[H4]</text:span></text:p></draw:text-box></draw:frame><draw:g draw:style-name="gr19"><draw:g draw:style-name="gr19"><draw:frame draw:style-name="gr22" draw:text-style-name="P21" svg:width="1.0224in" svg:height="0.1496in" svg:x="0.1583in" svg:y="3.5354in"><draw:text-box><text:p><text:span text:style-name="T15">[PPP7]</text:span></text:p></draw:text-box></draw:frame><draw:frame draw:style-name="gr46" draw:text-style-name="P22" svg:width="0.9213in" svg:height="0.1579in" svg:x="1.2299in" svg:y="3.5354in"><draw:text-box><text:p><text:span text:style-name="T16">[VVV7]</text:span></text:p></draw:text-box></draw:frame></draw:g><draw:g draw:style-name="gr19"><draw:frame draw:style-name="gr22" draw:text-style-name="P21" svg:width="1.0224in" svg:height="0.1496in" svg:x="2.3311in" svg:y="3.5354in"><draw:text-box><text:p><text:span text:style-name="T15">[PPP8]</text:span></text:p></draw:text-box></draw:frame><draw:frame draw:style-name="gr23" draw:text-style-name="P22" svg:width="0.9213in" svg:height="0.1496in" svg:x="3.4028in" svg:y="3.5354in"><draw:text-box><text:p><text:span text:style-name="T16">[VVV8]</text:span></text:p></draw:text-box></draw:frame></draw:g><draw:g draw:style-name="gr19"><draw:frame draw:style-name="gr47" draw:text-style-name="P21" svg:width="1.0224in" svg:height="0.1579in" svg:x="4.5047in" svg:y="3.5354in"><draw:text-box><text:p><text:span text:style-name="T15">[PPP9]</text:span></text:p></draw:text-box></draw:frame><draw:frame draw:style-name="gr23" draw:text-style-name="P22" svg:width="0.9213in" svg:height="0.1496in" svg:x="5.5764in" svg:y="3.5354in"><draw:text-box><text:p><text:span text:style-name="T16">[VVV9]</text:span></text:p></draw:text-box></draw:frame></draw:g></draw:g></draw:g><draw:frame draw:style-name="fr1" draw:name="graphics1" text:anchor-type="paragraph" svg:x="2.9402in" svg:y="3.8854in" svg:width="0.9547in" svg:height="0.228in" draw:z-index="43"><draw:image xlink:href="Pictures/10000000000000B00000002A6E8E0BC3.jpg" xlink:type="simple" xlink:show="embed" xlink:actuate="onLoad"/></draw:frame><draw:rect text:anchor-type="paragraph" draw:z-index="0" draw:style-name="gr1" draw:text-style-name="P3" svg:width="6.9071in" svg:height="0.378in" svg:x="-0.0417in" svg:y="3.8165in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1.81pt solid #808080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1:38:19.957883000</meta:creation-date>
    <dc:date>2014-02-12T17:59:58.813717000</dc:date>
    <meta:editing-duration>P6DT3H3M34S</meta:editing-duration>
    <meta:editing-cycles>78</meta:editing-cycles>
    <meta:generator>LibreOffice/4.1.3.2$MacOSX_x86 LibreOffice_project/70feb7d99726f064edab4605a8ab840c50ec57a</meta:generator>
    <meta:document-statistic meta:table-count="0" meta:image-count="1" meta:object-count="0" meta:page-count="1" meta:paragraph-count="1" meta:word-count="1" meta:character-count="1" meta:non-whitespace-character-count="1"/>
  </office:meta>
</office:document-meta>
</file>